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6755f" officeooo:paragraph-rsid="001675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755f" officeooo:paragraph-rsid="00229a1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755f" officeooo:paragraph-rsid="0016755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c7e46" officeooo:paragraph-rsid="002c7e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dd78b" officeooo:paragraph-rsid="002dd78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28ffc0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80" style:font-name="Liberation Sans" fo:font-size="22pt" fo:font-weight="bold" officeooo:rsid="0016755f" officeooo:paragraph-rsid="0016755f" style:font-size-asian="22pt" style:font-weight-asian="bold" style:font-size-complex="22pt" style:font-weight-complex="bold"/>
    </style:style>
    <style:style style:name="T1" style:family="text">
      <style:text-properties officeooo:rsid="00172a19"/>
    </style:style>
    <style:style style:name="T2" style:family="text">
      <style:text-properties officeooo:rsid="00188c2b"/>
    </style:style>
    <style:style style:name="T3" style:family="text">
      <style:text-properties officeooo:rsid="00229a11"/>
    </style:style>
    <style:style style:name="T4" style:family="text">
      <style:text-properties style:font-name="Liberation Sans" fo:language="en" fo:country="US"/>
    </style:style>
    <style:style style:name="T5" style:family="text">
      <style:text-properties style:font-name="Liberation Sans" fo:language="en" fo:country="US" officeooo:rsid="0028ffc0"/>
    </style:style>
    <style:style style:name="T6" style:family="text">
      <style:text-properties style:font-name="Liberation Sans" fo:font-weight="normal" officeooo:rsid="00229a11" style:font-weight-asian="normal" style:font-weight-complex="normal"/>
    </style:style>
    <style:style style:name="T7" style:family="text">
      <style:text-properties style:font-name="Liberation Sans" fo:font-weight="normal" officeooo:rsid="002abf09" style:font-weight-asian="normal" style:font-weight-complex="normal"/>
    </style:style>
    <style:style style:name="T8" style:family="text">
      <style:text-properties style:font-name="Courier New"/>
    </style:style>
    <style:style style:name="T9" style:family="text">
      <style:text-properties style:font-name="Courier New" fo:language="en" fo:country="US"/>
    </style:style>
    <style:style style:name="T10" style:family="text">
      <style:text-properties style:font-name="Courier New" fo:language="en" fo:country="US" officeooo:rsid="003525ad"/>
    </style:style>
    <style:style style:name="T11" style:family="text">
      <style:text-properties style:font-name="Courier New" officeooo:rsid="00229a11"/>
    </style:style>
    <style:style style:name="T12" style:family="text">
      <style:text-properties style:font-name="Courier New" officeooo:rsid="003752f9"/>
    </style:style>
    <style:style style:name="T13" style:family="text">
      <style:text-properties officeooo:rsid="002da181"/>
    </style:style>
    <style:style style:name="T14" style:family="text">
      <style:text-properties officeooo:rsid="002f6828"/>
    </style:style>
    <style:style style:name="T15" style:family="text">
      <style:text-properties officeooo:rsid="00357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w to config<text:span text:style-name="T15">ure</text:span> lexers to render ligatures</text:p>
      <text:p text:style-name="P1"/>
      <text:p text:style-name="P2">Ligature <text:span text:style-name="T1">is</text:span> seq<text:span text:style-name="T1">uence</text:span> of symbols, which is rendered special by some fonts. “Fira Code” is font on which they tested. <text:span text:style-name="T2">To allow a lexer to render ligatures, you need to find list of ligatures for this lexer, e.g. JavaScript has only few (long equal, not equal, less or equal, greater or equal, start/end of comment, two ! chars, two pluses). Then you should change lexer parsers, make 2 parsers usually:</text:span></text:p>
      <text:p text:style-name="P2"/>
      <text:p text:style-name="P2"><text:span text:style-name="T3">1) First parser “Single symbol” to find brackets (brackets are single, not parts or ligature). Regex should be </text:span><text:span text:style-name="T11">“</text:span><text:span text:style-name="T12">[</text:span><text:span text:style-name="T11">\(\)\[\]\{\}</text:span><text:span text:style-name="T12">]</text:span><text:span text:style-name="T11">”</text:span><text:span text:style-name="T3"> to catch one.</text:span></text:p>
      <text:p text:style-name="P2"/>
      <text:p text:style-name="P6"><text:span text:style-name="T6">2) Second </text:span><text:span text:style-name="T7">parser “Symbol” </text:span><text:span text:style-name="T6">for long symbol</text:span><text:span text:style-name="T7">s</text:span><text:span text:style-name="T6"> (len </text:span><text:span text:style-name="T7">1, </text:span><text:span text:style-name="T6">2 or bigger). Regex here is usually</text:span></text:p>
      <text:p text:style-name="Standard"><text:span text:style-name="T8">“</text:span><text:span text:style-name="T9">[/\+\-\*:=&lt;&gt;&amp;/\|\^</text:span><text:span text:style-name="T10">\$</text:span><text:span text:style-name="T9">~!%\#@]+”</text:span><text:span text:style-name="T4"> </text:span><text:span text:style-name="T5">with plus at end to catch many.</text:span></text:p>
      <text:p text:style-name="P3"/>
      <text:p text:style-name="P4">Both parsers have same “token type” and “token style” <text:span text:style-name="T13">(or you can set special style to brackets, like Clojure lexer does).</text:span></text:p>
      <text:p text:style-name="P5">Clojure has a special regex for brackets, to catch also “#_(“ and “#(“ and “#{“ <text:s/>- <text:span text:style-name="T14">for ligature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0:41:23.111485607</meta:creation-date>
    <dc:date>2017-04-17T11:05:19.825057290</dc:date>
    <meta:editing-duration>PT19M24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62" meta:character-count="951" meta:non-whitespace-character-count="795"/>
  </office:meta>
</office:document-meta>
</file>